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5983b0"/>
      <style:text-properties fo:color="#ffffff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ffb66c"/>
    </style:style>
    <style:style style:name="ce6" style:family="table-cell" style:parent-style-name="Default">
      <style:table-cell-properties fo:background-color="#f7d1d5"/>
    </style:style>
    <style:style style:name="ce7" style:family="table-cell" style:parent-style-name="Default">
      <style:table-cell-properties fo:background-color="#b7b3ca"/>
    </style:style>
    <style:style style:name="ce8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or</text:p>
          </table:table-cell>
          <table:table-cell table:style-name="ce1" office:value-type="string" calcext:value-type="string">
            <text:p>Ranking</text:p>
          </table:table-cell>
          <table:table-cell table:style-name="ce1" office:value-type="string" calcext:value-type="string">
            <text:p>LH</text:p>
          </table:table-cell>
          <table:table-cell table:style-name="ce1" office:value-type="string" calcext:value-type="string">
            <text:p>LS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UV</text:p>
          </table:table-cell>
        </table:table-row>
        <table:table-row table:style-name="ro1">
          <table:table-cell table:style-name="ce2" office:value-type="string" calcext:value-type="string">
            <text:p>Black 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table:style-name="ce3" office:value-type="string" calcext:value-type="string">
            <text:p>Blue Dark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table:style-name="ce4" office:value-type="string" calcext:value-type="string">
            <text:p>Blue Light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table:style-name="ce5" office:value-type="string" calcext:value-type="string">
            <text:p>Orang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table:style-name="ce6" office:value-type="string" calcext:value-type="string">
            <text:p>Pink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table:style-name="ce7" office:value-type="string" calcext:value-type="string">
            <text:p>Purpl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table:style-name="Default"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8" office:value-type="string" calcext:value-type="string">
            <text:p>Yellow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4:46:20.751484578</meta:creation-date>
    <dc:date>2025-03-05T15:54:53.728609168</dc:date>
    <meta:editing-duration>PT48M8S</meta:editing-duration>
    <meta:editing-cycles>12</meta:editing-cycles>
    <meta:generator>LibreOffice/7.3.7.2$Linux_X86_64 LibreOffice_project/30$Build-2</meta:generator>
    <meta:document-statistic meta:table-count="1" meta:cell-count="72" meta:object-count="0"/>
  </office:meta>
</office:document-meta>
</file>